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CartaResultado.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end" style:justify-single-word="false"/>
      <style:text-properties style:font-name="Trebuchet MS" fo:font-size="7pt" fo:font-weight="normal" officeooo:paragraph-rsid="0009f30d" style:font-size-asian="7pt" style:font-weight-asian="normal" style:font-size-complex="7pt" style:font-weight-complex="normal"/>
    </style:style>
    <style:style style:name="P2" style:family="paragraph" style:parent-style-name="Header">
      <style:paragraph-properties fo:text-align="center" style:justify-single-word="false"/>
      <style:text-properties style:font-name="Trebuchet MS" fo:font-size="8pt" fo:font-weight="bold" officeooo:paragraph-rsid="0009f30d" style:font-size-asian="8pt" style:font-weight-asian="bold" style:font-size-complex="8pt" style:font-weight-complex="bold"/>
    </style:style>
    <style:style style:name="P3" style:family="paragraph" style:parent-style-name="Header">
      <style:paragraph-properties fo:text-align="end" style:justify-single-word="false"/>
      <style:text-properties style:font-name="Trebuchet MS" fo:font-size="8pt" fo:font-weight="bold" officeooo:paragraph-rsid="0009f30d" style:font-size-asian="8pt" style:font-weight-asian="bold" style:font-size-complex="8pt" style:font-weight-complex="bold"/>
    </style:style>
    <style:style style:name="P4" style:family="paragraph" style:parent-style-name="Header">
      <style:paragraph-properties fo:text-align="center" style:justify-single-word="false"/>
      <style:text-properties style:font-name="Arial" fo:font-size="8pt" fo:font-weight="normal" officeooo:rsid="00369246" officeooo:paragraph-rsid="0009f30d"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8ac8a"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8" style:family="paragraph" style:parent-style-name="Standard">
      <style:paragraph-properties fo:text-align="center" style:justify-single-word="false"/>
      <style:text-properties style:font-name="Times New Roman" fo:font-size="12pt" officeooo:paragraph-rsid="000cf425" style:letter-kerning="true" style:font-size-asian="12pt"/>
    </style:style>
    <style:style style:name="P9"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0"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1"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officeooo:paragraph-rsid="0023423f" style:letter-kerning="true" style:font-style-asian="normal" style:font-weight-asian="normal" style:font-style-complex="normal" style:font-weight-complex="normal"/>
    </style:style>
    <style:style style:name="P12"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officeooo:paragraph-rsid="0023423f" style:letter-kerning="true" style:font-style-asian="normal" style:font-weight-asian="normal" style:font-style-complex="normal" style:font-weight-complex="normal"/>
    </style:style>
    <style:style style:name="P14" style:family="paragraph" style:parent-style-name="Standard">
      <style:paragraph-properties fo:margin-top="0cm" fo:margin-bottom="0.139cm" loext:contextual-spacing="false" fo:line-height="100%"/>
      <style:text-properties style:font-name="Times New Roman" fo:font-style="normal" fo:font-weight="normal" officeooo:rsid="001f054d" officeooo:paragraph-rsid="0023423f" style:letter-kerning="true" style:font-style-asian="normal" style:font-weight-asian="normal" style:font-style-complex="normal" style:font-weight-complex="normal"/>
    </style:style>
    <style:style style:name="P15" style:family="paragraph" style:parent-style-name="Standard">
      <style:paragraph-properties fo:margin-left="0cm" fo:margin-right="0cm" fo:margin-top="1cm" fo:margin-bottom="1cm" loext:contextual-spacing="false" fo:text-align="center" style:justify-single-word="false" fo:text-indent="0cm" style:auto-text-indent="false"/>
      <style:text-properties style:font-name="Times New Roman" style:letter-kerning="true"/>
    </style:style>
    <style:style style:name="P16"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0a058d" style:letter-kerning="true" style:font-style-asian="normal" style:font-style-complex="normal"/>
    </style:style>
    <style:style style:name="P17"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23423f" style:letter-kerning="true" style:font-style-asian="normal" style:font-style-complex="normal"/>
    </style:style>
    <style:style style:name="P18"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28ac8a" style:letter-kerning="true" style:font-style-asian="normal" style:font-style-complex="normal"/>
    </style:style>
    <style:style style:name="P19"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1afcc1" officeooo:paragraph-rsid="000a058d" style:letter-kerning="true" style:font-style-asian="normal" style:font-style-complex="normal"/>
    </style:style>
    <style:style style:name="P20" style:family="paragraph" style:parent-style-name="Standard">
      <style:paragraph-properties fo:margin-top="1cm" fo:margin-bottom="0cm" loext:contextual-spacing="false" fo:text-align="center" style:justify-single-word="false"/>
      <style:text-properties fo:text-transform="uppercase" style:font-name="Times New Roman" fo:font-size="12pt" fo:font-weight="bold" officeooo:paragraph-rsid="000cf425" style:letter-kerning="true" style:font-size-asian="12pt" style:font-weight-asian="bold" style:font-weight-complex="bold"/>
    </style:style>
    <style:style style:name="P21" style:family="paragraph" style:parent-style-name="Standard">
      <style:paragraph-properties fo:margin-top="0cm" fo:margin-bottom="0cm" loext:contextual-spacing="false" fo:text-align="start" style:justify-single-word="false" style:writing-mode="page">
        <style:tab-stops/>
      </style:paragraph-properties>
      <style:text-properties style:font-name="Times New Roman" fo:font-style="normal" fo:font-weight="bold" officeooo:rsid="0006b06b" officeooo:paragraph-rsid="0023423f" style:letter-kerning="true" style:font-style-asian="normal" style:font-weight-asian="bold" style:font-style-complex="normal" style:font-weight-complex="bold"/>
    </style:style>
    <style:style style:name="P22"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3" style:family="paragraph">
      <style:paragraph-properties fo:text-align="center"/>
    </style:style>
    <style:style style:name="T1" style:family="text">
      <style:text-properties fo:font-weight="bold" officeooo:rsid="000a058d" style:font-weight-asian="bold" style:font-weight-complex="bold"/>
    </style:style>
    <style:style style:name="T2" style:family="text">
      <style:text-properties fo:font-weight="bold" officeooo:rsid="00039978" style:font-weight-asian="bold" style:font-weight-complex="bold"/>
    </style:style>
    <style:style style:name="T3" style:family="text">
      <style:text-properties fo:font-weight="bold" officeooo:rsid="000361ff" style:font-weight-asian="bold" style:font-weight-complex="bold"/>
    </style:style>
    <style:style style:name="T4" style:family="text">
      <style:text-properties officeooo:rsid="00039978"/>
    </style:style>
    <style:style style:name="T5" style:family="text">
      <style:text-properties officeooo:rsid="000a058d"/>
    </style:style>
    <style:style style:name="T6" style:family="text">
      <style:text-properties officeooo:rsid="002193a7"/>
    </style:style>
    <style:style style:name="T7" style:family="text">
      <style:text-properties officeooo:rsid="0023423f"/>
    </style:style>
    <style:style style:name="T8" style:family="text">
      <style:text-properties officeooo:rsid="000bd7a4"/>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Assunto: " text:name="Assunto"/>
        <text:user-field-decl office:value-type="string" office:string-value="Agência da Previdência Social Belo Horizonte Sul" text:name="LocalTrabalho"/>
        <text:user-field-decl office:value-type="string" office:string-value="abcd" text:name="Requerente"/>
        <text:user-field-decl office:value-type="string" office:string-value="0.000.000.012-4" text:name="Inscricao"/>
        <text:user-field-decl office:value-type="string" office:string-value="000.000.123-4" text:name="Beneficio"/>
        <text:user-field-decl office:value-type="string" office:string-value="14/06/2017" text:name="DataEntrada"/>
        <text:user-field-decl office:value-type="string" office:string-value="por não ter sido comprovada, na perícia médica, a necessidade de assistência permanente de outra pessoa" text:name="Motivo"/>
        <text:user-field-decl office:value-type="string" office:string-value="De acordo com o art. 45º do Decreto 3.048 de 6 de maio de 1999, a majoração de 25% da renda mensal é pago apenas àqueles que necessitam de assistência permanente de outra pessoa" text:name="Fundamentacao"/>
        <text:user-field-decl office:value-type="string" office:string-value="Agência da Previdência Social Belo Horizonte Sul - situada na R. Guaicurus, 312, 2º andar, B. Centro - CEP: 30.111-060" text:name="EnderecoRecurso"/>
      </text:user-field-decls>
      <draw:line text:anchor-type="page" text:anchor-page-number="1" draw:z-index="0" draw:style-name="gr1" draw:text-style-name="P23" svg:x1="0cm" svg:y1="14.85cm" svg:x2="0.701cm" svg:y2="14.85cm">
        <text:p/>
      </draw:line>
      <text:p text:style-name="P21"><text:user-field-get text:name="LocalTrabalho">Agência da Previdência Social Belo Horizonte Sul</text:user-field-get></text:p>
      <text:p text:style-name="P9">Belo Horizonte, <text:date style:data-style-name="N76" text:date-value="2017-06-15T20:22:54.855999718">15 de junho de 2017</text:date>.</text:p>
      <text:p text:style-name="P12">A Sua Senhoria o(a) Senhor(a)</text:p>
      <text:p text:style-name="P14"><text:user-field-get text:name="Requerente">abcd</text:user-field-get></text:p>
      <text:p text:style-name="P13">NIT: <text:user-field-get text:name="Inscricao">0.000.000.012-4</text:user-field-get></text:p>
      <text:p text:style-name="P10"><text:user-field-get text:name="Assunto">Assunto: </text:user-field-get><text:span text:style-name="T1">Majoração de 25% da Renda Mensal</text:span></text:p>
      <text:p text:style-name="P11"><text:span text:style-name="T7">Ref</text:span>: <text:user-field-get text:name="Beneficio">000.000.123-4</text:user-field-get></text:p>
      <text:list xml:id="list4049136632" text:style-name="L1">
        <text:list-header>
          <text:p text:style-name="P22">Prezado(a) Senhor(a),</text:p>
        </text:list-header>
      </text:list>
      <text:p text:style-name="P17">Em atenção a sua solicitação de majoração de 25% da renda mensal apresentad<text:span text:style-name="T5">a</text:span> no dia <text:span text:style-name="T8"><text:user-field-get text:name="DataEntrada">14/06/2017</text:user-field-get></text:span>, informamos que <text:span text:style-name="T6">não foi reconhecido</text:span> o direito à majoração <text:user-field-get text:name="Motivo">por não ter sido comprovada, na perícia médica, a necessidade de assistência permanente de outra pessoa</text:user-field-get>.</text:p>
      <text:p text:style-name="P19"><text:user-field-get text:name="Fundamentacao">De acordo com o art. 45º do Decreto 3.048 de 6 de maio de 1999, a majoração de 25% da renda mensal é pago apenas àqueles que necessitam de assistência permanente de outra pessoa</text:user-field-get>.</text:p>
      <text:p text:style-name="P16">Desta decisão poderá ser interposto <text:tab/>recurso à Junta de Recursos da Previdência Social, dentro do prazo de 30 (trinta) dias, contados da data do recebimento da presente comunicação.</text:p>
      <text:p text:style-name="P18"><text:span text:style-name="T4">O recurso deverá ser protocolado na Agência da Previdência Social – <text:s/></text:span><text:span text:style-name="T4"><text:user-field-get text:name="EnderecoRecurso">Agência da Previdência Social Belo Horizonte Sul - situada na R. Guaicurus, 312, 2º andar, B. Centro - CEP: 30.111-060</text:user-field-get></text:span><text:span text:style-name="T4">, no horário de 07:00 as 17:00, pessoalmente ou via representante legal, no </text:span><text:span text:style-name="T2">setor de </text:span><text:span text:style-name="T3">revisão e recurso, mediante agendamento prévio</text:span><text:span text:style-name="T4">.</text:span></text:p>
      <text:p text:style-name="P15">Atenciosamente,</text:p>
      <text:p text:style-name="P20"><text:author-name text:fixed="false">Douglas Rodrigues de Almeida</text:author-name></text:p>
      <text:p text:style-name="P8">Técnico do Seguro Social</text:p>
      <text:p text:style-name="P7">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7pt" fo:font-weight="normal" officeooo:paragraph-rsid="0009f30d" style:font-size-asian="7pt" style:font-weight-asian="normal" style:font-size-complex="7pt" style:font-weight-complex="normal"/>
    </style:style>
    <style:style style:name="MP2" style:family="paragraph" style:parent-style-name="Header">
      <style:paragraph-properties fo:text-align="center" style:justify-single-word="false"/>
      <style:text-properties style:font-name="Trebuchet MS" fo:font-size="8pt" fo:font-weight="bold" officeooo:paragraph-rsid="0009f30d" style:font-size-asian="8pt" style:font-weight-asian="bold" style:font-size-complex="8pt" style:font-weight-complex="bold"/>
    </style:style>
    <style:style style:name="MP3" style:family="paragraph" style:parent-style-name="Header">
      <style:paragraph-properties fo:text-align="end" style:justify-single-word="false"/>
      <style:text-properties style:font-name="Trebuchet MS" fo:font-size="8pt" fo:font-weight="bold" officeooo:paragraph-rsid="0009f30d" style:font-size-asian="8pt" style:font-weight-asian="bold" style:font-size-complex="8pt" style:font-weight-complex="bold"/>
    </style:style>
    <style:style style:name="MP4" style:family="paragraph" style:parent-style-name="Header">
      <style:paragraph-properties fo:text-align="center" style:justify-single-word="false"/>
      <style:text-properties style:font-name="Arial" fo:font-size="8pt" fo:font-weight="normal" officeooo:rsid="00369246" officeooo:paragraph-rsid="0009f30d"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8ac8a" style:font-size-asian="9pt" style:font-style-asian="normal" style:font-weight-asian="normal" style:font-size-complex="9pt" style:font-style-complex="normal" style:font-weight-complex="normal"/>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s2" text:anchor-type="paragraph" svg:y="0.6cm" svg:width="2.032cm" svg:height="2.032cm" draw:z-index="1"><draw:image xlink:href="Pictures/10000000000000F0000000F013D63E61E3BDED3E.png" xlink:type="simple" xlink:show="embed" xlink:actuate="onLoad"/></draw:frame></text:p>
        <text:p text:style-name="MP2"/>
        <text:p text:style-name="MP3"/>
        <text:p text:style-name="MP4"><draw:frame draw:style-name="Mfr1" draw:name="Figura1" text:anchor-type="paragraph" svg:y="0.6cm" svg:width="2.032cm" svg:height="2.032cm" draw:z-index="2"><draw:image xlink:href="Pictures/10000000000000F0000000F013D63E61E3BDED3E.png" xlink:type="simple" xlink:show="embed" xlink:actuate="onLoad"/></draw:frame>INSTITUTO NACIONAL DO SEGURO SOCIAL</text:p>
      </style:header>
      <style:footer>
        <text:user-field-decls>
          <text:user-field-decl office:value-type="string" office:string-value="APS BH Sul - R. Guaicurus, 312, 2º andar, B. Centro - CEP: 30.111-060" text:name="EnderecoEmissor"/>
        </text:user-field-decls>
        <text:p text:style-name="MP5">Proteção para o trabalhador e sua família</text:p>
        <text:p text:style-name="MP6"><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06-08-17T15:36:21</meta:creation-date>
    <dc:date>2017-06-15T20:22:49.423000000</dc:date>
    <dc:language>pt-BR</dc:language>
    <meta:editing-cycles>208</meta:editing-cycles>
    <meta:editing-duration>PT16H12M27S</meta:editing-duration>
    <dc:title>Resultado da solicitação de majoração de 25%</dc:title>
    <dc:description>Integrante do Modelos de Documentos 2017.</dc:description>
    <dc:creator>Douglas Rodrigues de Almeida</dc:creator>
    <meta:document-statistic meta:table-count="0" meta:image-count="2" meta:object-count="0" meta:page-count="1" meta:paragraph-count="19" meta:word-count="175" meta:character-count="1101" meta:non-whitespace-character-count="942"/>
    <meta:user-defined meta:name="Versão">2.0</meta:user-defined>
  </office:meta>
</office:document-meta>
</file>

<file path=Basic/Standard/Modulo.xml><?xml version="1.0" encoding="utf-8"?>
<!DOCTYPE module  PUBLIC '-//OpenOffice.org//DTD OfficeDocument 1.0//EN'  'module.dtd'>
<script:module xmlns:script="http://openoffice.org/2000/script" script:name="Modulo" script:language="StarBasic" script:moduleType="normal">REM  *****  CARTA DE MAJORACAO DE 25%           *****
REM  *****  Autor: Douglas Rodrigues de Almeida *****

Dim Dlg As Object

Type TipoAPS
    Nome As String
    Rua As String
    Bairro As String
    CEP As String
End Type

Type DadosCarta
	APSEmitente as String
	APSEndereco as String
	Requerente as String
	NIT As String
	Beneficio As String
	DER As String
    Motivo As String
	Fundamentacao As String
End Type

Sub BotaoDicaClicar
    Dim Msg as String
    
    Msg = "Dica para automatizar seu nome e matrícula" + Chr(13) + Chr(13)
    Msg = Msg + "Para exibir seu nome e sua matrícula automaticamente, abra uma janela separada do LibreOffice, clique no menu Ferramentas e vá para Opções." + Chr(13)
    Msg = Msg + "Digite seu nome completo no campo Nome e sua matrícula no campo Cargo. Clique em OK para salvar."
	MsgBox(Msg, 0+32, "Dica")
End Sub

Sub CentralizarDialogo
	Janela = ThisComponent.CurrentController.Frame.ContainerWindow
	Posicao = Janela.getPosSize()
	NovoX = Posicao.Width / 2 - Dlg.Size.Width / 2
	NovoY = Posicao.Height / 2 - Dlg.Size.Height / 2

	Dlg.setPosSize(NovoX, NovoY, Dlg.Size.Width, Dlg.Size.Height, 15)
End Sub

Sub ConfigDataHoje(ByVal DateControl as Object)
	strData = CDateToIso(Date())
	Data = createUnoStruct("com.sun.star.util.Date")
	Data.Year = cInt(left(strData, 4))
	Data.Month = cInt(mid(strData, 5, 2))
	Data.Day = cInt(right(strData, 2))
	DateControl.Date = Data
	DateControl.Text = Date()
End Sub

Sub GerarDoc(Dados as DadosCarta)
	Dim LocalTrabalho as String
	Dim EnderecoEmitente as String
	Dim EnderecoRecurso as String
	
    CamposTexto = thiscomponent.Textfields
    oTextfieldsEnumeration = CamposTexto.createEnumeration
    While oTextfieldsEnumeration.hasmoreelements
       oTextfield = oTextfieldsEnumeration.nextelement
       if oTextfield.supportsservice("com.sun.star.text.TextField.User") then
         oTextfieldMaster = oTextfield.TextfieldMaster
	     if oTextfieldMaster.InstanceName =("com.sun.star.text.fieldmaster.User.Requerente") then
	       oTextfieldMaster.Content = Dados.Requerente
	     elseif oTextfieldMaster.InstanceName =("com.sun.star.text.fieldmaster.User.Inscricao") then 
	       oTextfieldMaster.Content = Dados.NIT
	     elseif oTextfieldMaster.InstanceName =("com.sun.star.text.fieldmaster.User.Beneficio") then
	       oTextfieldMaster.Content = Dados.Beneficio
	     elseif oTextfieldMaster.InstanceName =("com.sun.star.text.fieldmaster.User.DataEntrada") then
	       oTextfieldMaster.Content = Dados.DER
	     elseif oTextfieldMaster.InstanceName =("com.sun.star.text.fieldmaster.User.Fundamentacao") then
	       oTextfieldMaster.Content = Dados.Fundamentacao
        elseif oTextfieldMaster.InstanceName =("com.sun.star.text.fieldmaster.User.Motivo") then
	       oTextfieldMaster.Content = Dados.Motiv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lseif oTextfieldMaster.InstanceName =("com.sun.star.text.fieldmaster.User.EnderecoRecurso") then
	       EnderecoRecurso = Replace(Dados.APSEmitente, "APS", "Agência da Previdência Social")
	       EnderecoRecurso = Replace(EnderecoRecurso, "BH", "Belo Horizonte")
	       EnderecoRecurso = Replace(EnderecoRecurso, "APSADJ", "Agência da Previdência Social de Atendimento a Demandas Judiciais")
	       EnderecoRecurso = Replace(EnderecoRecurso, "APSAI", "Agência da Previdência Social de Acordo Internacionais")
	       EnderecoRecurso = EnderecoRecurso &amp; " - situada na " &amp; Dados.APSEndereco
	       oTextfieldMaster.Content = EnderecoRecurso
	     end if
	   end if
    wend
End Sub

Sub ImprimirDoc
   GlobalScope.BasicLibraries.LoadLibrary("Tools")
   DispatchSlot(5504)
End Sub

Sub InicializarArray(ByVal DadosAPS() as TipoAPS)
    With DadosAPS(0)
        .Nome = "APS BH Barreiro"
        .Rua = "Av. Tito Fulgêncio, 104"
        .Bairro = "B. Jardim Industrial"
        .CEP = "32.215-000"
    End With
	With DadosAPS(1)
        .Nome = "APS BH Calafate"
        .Rua = "R. Padre Eustáquio, 1831, Térreo"
        .Bairro = "B. Padre Eustáquio"
        .CEP = "30.720-100"
    End With
    With DadosAPS(2)
        .Nome = "APS BH Floresta"
        .Rua = "R. Pitangui, 2052"
        .Bairro = "B. Sagrada Família"
        .CEP = "31.110-723"
    End With
    With DadosAPS(3)
        .Nome = "APS BH Oeste"
        .Rua = "R. Espírito Santo, 54"
        .Bairro = "B. Centro"
        .CEP = "30.160-030"
    End With
    With DadosAPS(4)
        .Nome = "APS BH Padre Eustáquio"
        .Rua = "R. Padre Eustáquio, 1831, 2º andar"
        .Bairro = "B. Padre Eustáquio"
        .CEP = "30.720-100"
    End With
    With DadosAPS(5)
        .Nome = "APS BH Santa Efigênia"
        .Rua = "R. Tupinambás, 361"
        .Bairro = "B. Centro"
        .CEP = "30.120-070"
    End With
    With DadosAPS(6)
        .Nome = "APS BH Sul"
        .Rua = "R. Guaicurus, 312, 2º andar"
        .Bairro = "B. Centro"
        .CEP = "30.111-060"
    End With
    With DadosAPS(7)
        .Nome = "APS BH Venda Nova"
        .Rua = "R. Padre Pedro Pinto, 422, lj 1"
        .Bairro = "B. São Pedro"
        .CEP = "31.610-000"
    End With
    With DadosAPS(8)
        .Nome = "APSAI BH"
        .Rua = "Av. Amazonas, 266, 9º andar"
        .Bairro = "B. Centro"
        .CEP = "30.180-001"
    End With
    With DadosAPS(9)
        .Nome = "APSADJ BH"
        .Rua = "Av. Amazonas, 266, 9º andar"
        .Bairro = "B. Centro"
        .CEP = "30.180-001"
    End With
End Sub

Function ObterFundamentacao(ID as Integer)
    Select Case ID
    Case 0
        ObterFundamentacao = "De acordo com o art. 45º do Decreto 3.048 de 6 de maio de 1999, a majoração de 25% da renda mensal é pago apenas àqueles que necessitam de assistência permanente de outra pessoa"
    Case 1
        ObterFundamentacao = "De acordo com o art. 45º do Decreto 3.048 de 6 de maio de 1999, a majoração de 25% da renda mensal é pago apenas aos beneficiários de aposentadoria por invalidez"
    End Select
End Function

Sub PreencherListBox(DadosAPS() as TipoAPS, ByVal ListBox as Object, SelectedID as Integer)
	Dim i, j As Integer

	For i = LBound(DadosAPS) To UBound(DadosAPS)
		j = ListBox.getItemCount()
		ListBox.addItem(DadosAPS(i).Nome, j)
	Next i
	ListBox.selectItemPos(SelectedID, True)
End Sub

Sub ValidarDados()
	if Len(Dlg.GetControl("editNome").Model.Text) = 0 then
	  	MsgBox("O nome do titular do benefício não foi informado. Informe seu nome e tente novamente.", 0+16, "Erro")
	  	Exit Sub
	Endif
	if Len(Dlg.GetControl("editNIT").Model.Text) = 0 then
	  	MsgBox("O NIT do titular do benefício não foi informado. Informe seu NIT e tente novamente.", 0+16, "Erro")
	  	Exit Sub
	Endif
	if Len(Dlg.GetControl("editBeneficio").Model.Text) = 0 then
	  	MsgBox("O número do benefício não foi informado. Informe seu benefício e tente novamente.", 0+16, "Erro")
	  	Exit Sub
	Endif
	if Len(Dlg.GetControl("dateDER").Model.Text) = 0 then
	  	MsgBox("A DER da majoração não foi informada. Informe a DER da majoração e tente novamente.", 0+16, "Erro")
	  	Exit Sub
	Endif
	Dlg.endDialog(1)
End Sub

Sub Main
    Dim DadosAPS(9) as TipoAPS
    Dim DateControl as Object
   	Dim ListBox As Object
    Dim Motivos(2) As String
	Dim varAPSID As Integer
	Dim varDados As DadosCarta
	
    Motivos(0) = "por não ter sido comprovada, na perícia médica, a necessidade de assistência permanente de outra pessoa"
    Motivos(1) = "por falta de previsão legal"
	InicializarArray(DadosAPS)
	DialogLibraries.LoadLibrary("Standard")
	Dlg = CreateUnoDialog(DialogLibraries.Standard.CartaResultado)
    ListBox = Dlg.GetControl("listaAPS")
    DateControl = Dlg.GetControl("dateDER")
	CentralizarDialogo()	
	PreencherListBox(DadosAPS, ListBox, 6)	
	ConfigDataHoje(DateControl)
	Select Case Dlg.Execute()
	Case 1
		varAPSID = ListBox.getSelectedItemPos()
		varDados.APSEmitente = DadosAPS(varAPSID).Nome
		varDados.APSEndereco = DadosAPS(varAPSID).Rua &amp; ", " &amp; DadosAPS(varAPSID).Bairro &amp; " - CEP: " &amp; DadosAPS(varAPSID).CEP
		varDados.Beneficio = Dlg.GetControl("editBeneficio").Text()
        varDados.DER = Dlg.GetControl("dateDER").Text()
        varDados.Nit = Dlg.GetControl("editNIT").Text()
		varDados.Requerente = Dlg.GetControl("editNome").Text()		    
		varDados.Fundamentacao = ObterFundamentacao(Dlg.GetControl("listaMotivos").getSelectedItemPos())
        varDados.Motivo = Motivos(Dlg.GetControl("listaMotivos").getSelectedItemPos())
		If Dlg.GetControl("checNaoImprimir").State = 0 then
			varImprimir = true
		Else
			varlImprimir = false
		EndIf
		GerarDoc(varDados)
		If varImprimir Then
			ImprimirDoc()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artaResultado.xml><?xml version="1.0" encoding="utf-8"?>
<!DOCTYPE window  PUBLIC '-//OpenOffice.org//DTD OfficeDocument 1.0//EN'  'dialog.dtd'>
<dlg:window xmlns:dlg="http://openoffice.org/2000/dialog" xmlns:script="http://openoffice.org/2000/script" dlg:id="CartaResultado" dlg:left="97" dlg:top="11" dlg:width="154" dlg:height="218" dlg:closeable="true" dlg:moveable="true" dlg:title="Resultado da solicitação de 25%">
  <dlg:styles>
    <dlg:style dlg:style-id="0" dlg:font-weight="150"/>
  </dlg:styles>
  <dlg:bulletinboard>
    <dlg:titledbox dlg:style-id="0" dlg:id="FrameControl1" dlg:tab-index="9" dlg:left="3" dlg:top="2" dlg:width="146" dlg:height="28">
      <dlg:title dlg:value="Seu local de trabalho"/>
    </dlg:titledbox>
    <dlg:menulist dlg:id="listaAPS" dlg:tab-index="0" dlg:left="10" dlg:top="11" dlg:width="135" dlg:height="14" dlg:page="1" dlg:spin="true"/>
    <dlg:titledbox dlg:style-id="0" dlg:id="FrameControl2" dlg:tab-index="10" dlg:left="3" dlg:top="33" dlg:width="146" dlg:height="71">
      <dlg:title dlg:value="Requerente"/>
    </dlg:titledbox>
    <dlg:text dlg:id="Label1" dlg:tab-index="11" dlg:left="10" dlg:top="42" dlg:width="19" dlg:height="9" dlg:value="Nome:"/>
    <dlg:text dlg:id="Label2" dlg:tab-index="12" dlg:left="10" dlg:top="73" dlg:width="19" dlg:height="9" dlg:value="NIT:"/>
    <dlg:text dlg:id="Label3" dlg:tab-index="13" dlg:left="79" dlg:top="73" dlg:width="39" dlg:height="9" dlg:value="Benefício:"/>
    <dlg:titledbox dlg:style-id="0" dlg:id="FrameControl3" dlg:tab-index="14" dlg:left="3" dlg:top="108" dlg:width="146" dlg:height="70">
      <dlg:title dlg:value="Dados do processo"/>
    </dlg:titledbox>
    <dlg:text dlg:id="Label4" dlg:tab-index="15" dlg:left="10" dlg:top="117" dlg:width="58" dlg:height="9" dlg:value="Data da solicitação:"/>
    <dlg:text dlg:id="Label5" dlg:tab-index="16" dlg:left="10" dlg:top="147" dlg:width="73" dlg:height="9" dlg:value="Motivo do indeferimento:"/>
    <dlg:formattedfield dlg:id="editBeneficio" dlg:tab-index="3" dlg:left="79" dlg:top="83" dlg:width="65" dlg:height="14" dlg:format-code="000&quot;.&quot;000&quot;.&quot;000&quot;-&quot;0" dlg:format-locale="en;US"/>
    <dlg:menulist dlg:id="listaMotivos" dlg:tab-index="5" dlg:left="9" dlg:top="157" dlg:width="135" dlg:height="14" dlg:page="1" dlg:spin="true">
      <dlg:menupopup>
        <dlg:menuitem dlg:value="Perícia médica contrária"/>
        <dlg:menuitem dlg:value="Não é Aposentadoria por Invalidez"/>
      </dlg:menupopup>
    </dlg:menulist>
    <dlg:checkbox dlg:id="checNaoImprimir" dlg:tab-index="6" dlg:left="5" dlg:top="184" dlg:width="131" dlg:height="8" dlg:value="Não imprimir documento diretamente" dlg:checked="false"/>
    <dlg:button dlg:id="btoDica" dlg:tab-index="17" dlg:left="5" dlg:top="199" dlg:width="16" dlg:height="14" dlg:help-text="Dica" dlg:tabstop="false" dlg:image-position="left-center" dlg:image-align="left" dlg:grab-focus="false">
      <script:event script:event-name="on-performaction" script:macro-name="vnd.sun.star.script:Standard.Modulo.BotaoDicaClicar?language=Basic&amp;location=document" script:language="Script"/>
    </dlg:button>
    <dlg:button dlg:id="btoOK" dlg:tab-index="7" dlg:left="54" dlg:top="199" dlg:width="45" dlg:height="16" dlg:default="true" dlg:value="OK">
      <script:event script:event-name="on-performaction" script:macro-name="vnd.sun.star.script:Standard.Modulo.ValidarDados?language=Basic&amp;location=document" script:language="Script"/>
    </dlg:button>
    <dlg:button dlg:id="btoCancelar" dlg:tab-index="8" dlg:left="103" dlg:top="199" dlg:width="45" dlg:height="16" dlg:value="Cancelar" dlg:button-type="cancel"/>
    <dlg:datefield dlg:id="dateDER" dlg:tab-index="4" dlg:left="10" dlg:top="127" dlg:width="65" dlg:height="14" dlg:strict-format="true" dlg:date-format="short_DDMMYYYY" dlg:spin="true" dlg:dropdown="true"/>
    <dlg:textfield dlg:id="editNome" dlg:tab-index="1" dlg:left="10" dlg:top="52" dlg:width="135" dlg:height="14"/>
    <dlg:formattedfield dlg:id="editNIT" dlg:tab-index="2" dlg:left="10" dlg:top="83" dlg:width="65" dlg:height="14" dlg:format-code="0&quot;.&quot;000&quot;.&quot;000&quot;.&quot;000&quot;-&quot;0" dlg:format-locale="en;US"/>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artaResultado"/>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